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Text_20_body" style:list-style-name="L3">
      <style:paragraph-properties fo:margin-top="0in" fo:margin-bottom="0in"/>
    </style:style>
    <style:style style:name="P9" style:family="paragraph" style:parent-style-name="Text_20_body" style:list-style-name="L4">
      <style:paragraph-properties fo:margin-top="0in" fo:margin-bottom="0in"/>
    </style:style>
    <style:style style:name="P10" style:family="paragraph" style:parent-style-name="Text_20_body" style:list-style-name="L5">
      <style:paragraph-properties fo:margin-top="0in" fo:margin-bottom="0in"/>
    </style:style>
    <style:style style:name="P11" style:family="paragraph" style:parent-style-name="Heading_20_3">
      <style:paragraph-properties fo:text-align="center" style:justify-single-word="false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3"><text:span text:style-name="Strong_20_Emphasis"><text:span text:style-name="T1">Dimensionality Reduction</text:span></text:span></text:h>
      <text:p text:style-name="Standard"/>
      <text:h text:style-name="Heading_20_3" text:outline-level="3"><text:span text:style-name="Strong_20_Emphasis">Curse of Dimensionality</text:span></text:h>
      <text:p text:style-name="Text_20_body">The "curse of dimensionality" refers to challenges that arise when working with high-dimensional data, where the number of features (dimensions) is very large.</text:p>
      <text:list xml:id="list59156106949355026" text:style-name="L1">
        <text:list-item>
          <text:p text:style-name="P1"><text:span text:style-name="Strong_20_Emphasis">What it means</text:span>: In high dimensions:</text:p>
          <text:list>
            <text:list-item>
              <text:p text:style-name="P6">Data points tend to become sparse because the volume of space grows exponentially.</text:p>
            </text:list-item>
            <text:list-item>
              <text:p text:style-name="P6">Distances between data points lose meaning, making it harder to distinguish between close and far points.</text:p>
            </text:list-item>
            <text:list-item>
              <text:p text:style-name="P6">Models can overfit because the number of parameters grows with dimensions, but the data available may not grow as fast.</text:p>
            </text:list-item>
          </text:list>
        </text:list-item>
        <text:list-item>
          <text:p text:style-name="P1"><text:span text:style-name="Strong_20_Emphasis">Why it matters</text:span>: Many machine learning algorithms (like clustering, nearest neighbors, and even neural networks) rely on the notion of distance or similarity, which breaks down in high-dimensional spaces. High-dimensional data can make computations slow and less meaningful.</text:p>
        </text:list-item>
      </text:list>
      <text:p text:style-name="Standard"/>
      <text:h text:style-name="Heading_20_3" text:outline-level="3"><text:span text:style-name="Strong_20_Emphasis">Dimensionality Reduction</text:span></text:h>
      <text:p text:style-name="Text_20_body">Dimensionality reduction is the process of reducing the number of features in a dataset while retaining as much useful information as possible.</text:p>
      <text:list xml:id="list1723804637751995088" text:style-name="L2">
        <text:list-item>
          <text:p text:style-name="P2"><text:span text:style-name="Strong_20_Emphasis">Why is it used?</text:span></text:p>
          <text:list>
            <text:list-item>
              <text:p text:style-name="P7">To combat the curse of dimensionality.</text:p>
            </text:list-item>
            <text:list-item>
              <text:p text:style-name="P7">To reduce computation time.</text:p>
            </text:list-item>
            <text:list-item>
              <text:p text:style-name="P7">To simplify models and improve interpretability.</text:p>
            </text:list-item>
            <text:list-item>
              <text:p text:style-name="P7">To remove noise and redundant features.</text:p>
            </text:list-item>
          </text:list>
        </text:list-item>
        <text:list-item>
          <text:p text:style-name="P2"><text:span text:style-name="Strong_20_Emphasis">When to use it?</text:span></text:p>
          <text:list>
            <text:list-item>
              <text:p text:style-name="P7">When the dataset has a large number of features relative to the number of observations.</text:p>
            </text:list-item>
            <text:list-item>
              <text:p text:style-name="P7">When there are correlated or redundant features.</text:p>
            </text:list-item>
            <text:list-item>
              <text:p text:style-name="P2">When the model performance suffers due to overfitting or inefficiency.</text:p>
            </text:list-item>
          </text:list>
        </text:list-item>
      </text:list>
      <text:p text:style-name="Standard"/>
      <text:h text:style-name="Heading_20_3" text:outline-level="3"><text:span text:style-name="Strong_20_Emphasis">Principal Component Analysis (PCA)</text:span></text:h>
      <text:p text:style-name="Text_20_body">PCA is a popular algorithm for dimensionality reduction.</text:p>
      <text:list xml:id="list7065476864336662097" text:style-name="L3">
        <text:list-item>
          <text:p text:style-name="P3"><text:span text:style-name="Strong_20_Emphasis">What it does</text:span>: PCA transforms the data into a new set of features (called principal components) that are:</text:p>
          <text:list>
            <text:list-item>
              <text:p text:style-name="P8">Linear combinations of the original features.</text:p>
            </text:list-item>
            <text:list-item>
              <text:p text:style-name="P8">Ordered by the amount of variance they capture (first principal component captures the most variance, and so on).</text:p>
            </text:list-item>
          </text:list>
        </text:list-item>
        <text:list-item>
          <text:p text:style-name="P3"><text:span text:style-name="Strong_20_Emphasis">Steps in PCA</text:span>:</text:p>
          <text:list>
            <text:list-item>
              <text:p text:style-name="P8">Standardize the data (mean = 0, variance = 1).</text:p>
            </text:list-item>
            <text:list-item>
              <text:p text:style-name="P8"><text:soft-page-break/>Compute the covariance matrix of the data.</text:p>
            </text:list-item>
            <text:list-item>
              <text:p text:style-name="P8">Perform eigenvalue decomposition or Singular Value Decomposition (SVD) to find the principal components.</text:p>
            </text:list-item>
            <text:list-item>
              <text:p text:style-name="P8">Project the data onto a lower-dimensional space using the top kkk principal components.</text:p>
            </text:list-item>
          </text:list>
        </text:list-item>
        <text:list-item>
          <text:p text:style-name="P3"><text:span text:style-name="Strong_20_Emphasis">Which algorithms use PCA?</text:span> PCA itself is not tied to a specific ML algorithm but is used as a preprocessing step. Algorithms like linear regression, logistic regression, SVMs, and clustering often benefit from dimensionality reduction via PCA.</text:p>
        </text:list-item>
      </text:list>
      <text:p text:style-name="Standard"/>
      <text:h text:style-name="Heading_20_3" text:outline-level="3"><text:span text:style-name="Strong_20_Emphasis">Advantages of PCA</text:span></text:h>
      <text:list xml:id="list5754651541642825107" text:style-name="L4">
        <text:list-item>
          <text:p text:style-name="P9"><text:span text:style-name="Strong_20_Emphasis">Reduces dimensionality</text:span>: Simplifies the dataset and mitigates the curse of dimensionality.</text:p>
        </text:list-item>
        <text:list-item>
          <text:p text:style-name="P9"><text:span text:style-name="Strong_20_Emphasis">Improves model performance</text:span>: Can help reduce overfitting.</text:p>
        </text:list-item>
        <text:list-item>
          <text:p text:style-name="P9"><text:span text:style-name="Strong_20_Emphasis">Removes redundancy</text:span>: Captures only the meaningful variance in the data.</text:p>
        </text:list-item>
        <text:list-item>
          <text:p text:style-name="P4"><text:span text:style-name="Strong_20_Emphasis">Faster computations</text:span>: Reducing features speeds up algorithms.</text:p>
        </text:list-item>
      </text:list>
      <text:h text:style-name="Heading_20_3" text:outline-level="3"><text:span text:style-name="Strong_20_Emphasis">Disadvantages of PCA</text:span></text:h>
      <text:list xml:id="list2680996751270677320" text:style-name="L5">
        <text:list-item>
          <text:p text:style-name="P10"><text:span text:style-name="Strong_20_Emphasis">Loss of interpretability</text:span>: Principal components are linear combinations of features, making them harder to interpret.</text:p>
        </text:list-item>
        <text:list-item>
          <text:p text:style-name="P10"><text:span text:style-name="Strong_20_Emphasis">Assumes linear relationships</text:span>: PCA may not perform well if the data has non-linear relationships.</text:p>
        </text:list-item>
        <text:list-item>
          <text:p text:style-name="P10"><text:span text:style-name="Strong_20_Emphasis">Sensitivity to scaling</text:span>: Requires proper standardization; otherwise, results can be biased by features with larger magnitudes.</text:p>
        </text:list-item>
        <text:list-item>
          <text:p text:style-name="P5"><text:span text:style-name="Strong_20_Emphasis">Data transformation</text:span>: Original feature values are lost, which may not be ideal for some applications.</text:p>
        </text:list-item>
      </text:list>
      <text:p text:style-name="Text_20_body">In summary, PCA and dimensionality reduction are essential tools to handle high-dimensional datasets effectively. However, they must be applied thoughtfully, balancing the trade-off between reducing dimensions and retaining meaningful information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2-16T15:47:33.95</meta:creation-date>
    <dc:date>2024-12-16T16:17:55.47</dc:date>
    <dc:creator>Akram MTir</dc:creator>
    <meta:editing-duration>PT30M21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2" meta:paragraph-count="41" meta:word-count="505" meta:character-count="3303"/>
  </office:meta>
</office:document-meta>
</file>